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Arial" svg:font-family="Arial" style:font-family-generic="roman" style:font-pitch="variable"/>
    <style:font-face style:name="Arial Black" svg:font-family="'Arial Blac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006cm" style:rel-column-width="2838*"/>
    </style:style>
    <style:style style:name="Table1.B" style:family="table-column">
      <style:table-column-properties style:column-width="11.994cm" style:rel-column-width="6800*"/>
    </style:style>
    <style:style style:name="Table1.A1" style:family="table-cell">
      <style:table-cell-properties style:vertical-align="middle" fo:padding="0.049cm" fo:border="none"/>
    </style:style>
    <style:style style:name="Table2" style:family="table">
      <style:table-properties style:width="17cm" table:align="margins"/>
    </style:style>
    <style:style style:name="Table2.A" style:family="table-column">
      <style:table-column-properties style:column-width="5.711cm" style:rel-column-width="3238*"/>
    </style:style>
    <style:style style:name="Table2.B" style:family="table-column">
      <style:table-column-properties style:column-width="11.289cm" style:rel-column-width="6400*"/>
    </style:style>
    <style:style style:name="Table2.A1" style:family="table-cell">
      <style:table-cell-properties style:vertical-align="middle" fo:padding="0.049cm" fo:border="none"/>
    </style:style>
    <style:style style:name="Table3" style:family="table">
      <style:table-properties style:width="17cm" table:align="margins"/>
    </style:style>
    <style:style style:name="Table3.A" style:family="table-column">
      <style:table-column-properties style:column-width="5.184cm" style:rel-column-width="2939*"/>
    </style:style>
    <style:style style:name="Table3.B" style:family="table-column">
      <style:table-column-properties style:column-width="11.816cm" style:rel-column-width="6699*"/>
    </style:style>
    <style:style style:name="Table3.A1" style:family="table-cell">
      <style:table-cell-properties style:vertical-align="middle" fo:padding="0.049cm" fo:border="none"/>
    </style:style>
    <style:style style:name="P1" style:family="paragraph" style:parent-style-name="Header">
      <style:text-properties officeooo:paragraph-rsid="002357ca"/>
    </style:style>
    <style:style style:name="P2" style:family="paragraph" style:parent-style-name="Heading_20_2">
      <style:text-properties style:font-name="Ubuntu"/>
    </style:style>
    <style:style style:name="P3" style:family="paragraph" style:parent-style-name="Heading_20_2">
      <style:paragraph-properties fo:break-before="page"/>
      <style:text-properties style:font-name="Ubuntu"/>
    </style:style>
    <style:style style:name="P4" style:family="paragraph" style:parent-style-name="Heading_20_3">
      <style:text-properties style:font-name="Ubuntu"/>
    </style:style>
    <style:style style:name="P5" style:family="paragraph" style:parent-style-name="Standard">
      <style:text-properties officeooo:paragraph-rsid="002357ca"/>
    </style:style>
    <style:style style:name="P6" style:family="paragraph" style:parent-style-name="Standard">
      <style:text-properties style:font-name="Ubuntu" officeooo:paragraph-rsid="00227e3e"/>
    </style:style>
    <style:style style:name="P7" style:family="paragraph" style:parent-style-name="Subtitle_20_Cover">
      <style:paragraph-properties fo:line-height="150%" fo:text-align="center" style:justify-single-word="false"/>
      <style:text-properties style:font-name="Ubuntu" fo:font-size="32pt" fo:letter-spacing="-0.053cm" fo:font-weight="normal" officeooo:rsid="00126b70" officeooo:paragraph-rsid="00227e3e" style:letter-kerning="true" style:font-size-asian="28pt" style:font-weight-asian="normal" style:font-name-complex="Calibri" style:font-size-complex="32pt"/>
    </style:style>
    <style:style style:name="P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250a8" officeooo:paragraph-rsid="002357ca"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normal" officeooo:rsid="001250a8" officeooo:paragraph-rsid="002357ca"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normal" officeooo:rsid="002357ca" officeooo:paragraph-rsid="002357ca"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bold" officeooo:rsid="00126b70" officeooo:paragraph-rsid="002357ca"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2406f7" officeooo:paragraph-rsid="002406f7"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normal" officeooo:rsid="002406f7" officeooo:paragraph-rsid="002406f7"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center" style:justify-single-word="false"/>
      <style:text-properties style:font-name="Ubuntu"/>
    </style:style>
    <style:style style:name="P15" style:family="paragraph" style:parent-style-name="Table_20_Heading">
      <style:paragraph-properties fo:text-align="center" style:justify-single-word="false"/>
      <style:text-properties style:font-name="Ubuntu"/>
    </style:style>
    <style:style style:name="P16" style:family="paragraph" style:parent-style-name="Text_20_body" style:list-style-name="L5">
      <style:text-properties officeooo:paragraph-rsid="002406f7"/>
    </style:style>
    <style:style style:name="P17" style:family="paragraph" style:parent-style-name="Text_20_body">
      <style:text-properties style:font-name="Ubuntu"/>
    </style:style>
    <style:style style:name="P18" style:family="paragraph" style:parent-style-name="Text_20_body">
      <style:text-properties style:font-name="Ubuntu" officeooo:paragraph-rsid="00227e3e"/>
    </style:style>
    <style:style style:name="P19" style:family="paragraph" style:parent-style-name="Text_20_body">
      <style:paragraph-properties fo:line-height="150%" fo:text-align="center" style:justify-single-word="false"/>
      <style:text-properties style:font-name="Ubuntu" fo:font-size="32pt" fo:letter-spacing="-0.053cm" fo:font-weight="normal" officeooo:rsid="00126b70" officeooo:paragraph-rsid="00227e3e" style:letter-kerning="true" style:font-size-asian="28pt" style:font-weight-asian="normal" style:font-name-complex="Calibri" style:font-size-complex="32pt"/>
    </style:style>
    <style:style style:name="P20" style:family="paragraph" style:parent-style-name="Text_20_body" style:list-style-name="L1">
      <style:text-properties style:font-name="Ubuntu"/>
    </style:style>
    <style:style style:name="P21" style:family="paragraph" style:parent-style-name="Text_20_body" style:list-style-name="L2">
      <style:text-properties style:font-name="Ubuntu"/>
    </style:style>
    <style:style style:name="P22" style:family="paragraph" style:parent-style-name="Text_20_body" style:list-style-name="L3">
      <style:text-properties style:font-name="Ubuntu"/>
    </style:style>
    <style:style style:name="P23" style:family="paragraph" style:parent-style-name="Text_20_body" style:list-style-name="L4">
      <style:text-properties style:font-name="Ubuntu"/>
    </style:style>
    <style:style style:name="P24" style:family="paragraph" style:parent-style-name="Text_20_body" style:list-style-name="L5">
      <style:text-properties style:font-name="Ubuntu" officeooo:paragraph-rsid="002406f7"/>
    </style:style>
    <style:style style:name="P25" style:family="paragraph" style:parent-style-name="Text_20_body" style:list-style-name="L6">
      <style:text-properties style:font-name="Ubuntu"/>
    </style:style>
    <style:style style:name="P26" style:family="paragraph" style:parent-style-name="Text_20_body" style:list-style-name="L7">
      <style:text-properties style:font-name="Ubuntu"/>
    </style:style>
    <style:style style:name="P27" style:family="paragraph" style:parent-style-name="Text_20_body" style:list-style-name="L8">
      <style:text-properties style:font-name="Ubuntu"/>
    </style:style>
    <style:style style:name="P28" style:family="paragraph" style:parent-style-name="Text_20_body" style:list-style-name="L9">
      <style:text-properties style:font-name="Ubuntu"/>
    </style:style>
    <style:style style:name="P29" style:family="paragraph" style:parent-style-name="Text_20_body" style:list-style-name="L10">
      <style:text-properties style:font-name="Ubuntu"/>
    </style:style>
    <style:style style:name="P30" style:family="paragraph" style:parent-style-name="Text_20_body" style:list-style-name="L11">
      <style:text-properties style:font-name="Ubuntu"/>
    </style:style>
    <style:style style:name="P31" style:family="paragraph" style:parent-style-name="Text_20_body" style:master-page-name="">
      <loext:graphic-properties draw:fill="none"/>
      <style:paragraph-properties fo:margin-left="0cm" fo:margin-right="0cm" fo:margin-top="0cm" fo:margin-bottom="0.247cm" loext:contextual-spacing="false" fo:line-height="115%" fo:text-indent="0.499cm" style:auto-text-indent="false" style:page-number="auto" fo:background-color="transparent"/>
      <style:text-properties style:font-name="Ubuntu"/>
    </style:style>
    <style:style style:name="P32" style:family="paragraph" style:parent-style-name="Text_20_body">
      <loext:graphic-properties draw:fill="none"/>
      <style:paragraph-properties fo:margin-left="0cm" fo:margin-right="0cm" fo:margin-top="0cm" fo:margin-bottom="0.247cm" loext:contextual-spacing="false" fo:line-height="115%" fo:text-indent="0.499cm" style:auto-text-indent="false" fo:background-color="transparent"/>
      <style:text-properties style:font-name="Ubuntu"/>
    </style:style>
    <style:style style:name="P33" style:family="paragraph" style:parent-style-name="Title">
      <style:text-properties style:font-name="Ubuntu" fo:font-size="28pt" fo:font-weight="bold" officeooo:rsid="00227e3e" officeooo:paragraph-rsid="00227e3e" style:font-name-asian="Noto Sans CJK SC" style:font-size-asian="28pt" style:font-weight-asian="bold" style:font-name-complex="Lohit Devanagari" style:font-size-complex="28pt" style:font-weight-complex="bold"/>
    </style:style>
    <style:style style:name="T1" style:family="text">
      <style:text-properties style:font-name="Ubuntu"/>
    </style:style>
    <style:style style:name="T2" style:family="text">
      <style:text-properties officeooo:rsid="0049a567"/>
    </style:style>
    <style:style style:name="T3" style:family="text">
      <style:text-properties officeooo:rsid="002406f7"/>
    </style:style>
    <style:style style:name="T4" style:family="text">
      <style:text-properties style:font-name="Ubuntu"/>
    </style:style>
    <style:style style:name="T5" style:family="text">
      <style:text-properties style:font-name="Ubuntu" officeooo:rsid="002406f7"/>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
      <text:p text:style-name="P6"/>
      <text:p text:style-name="P6"/>
      <text:p text:style-name="P6"/>
      <text:p text:style-name="P6"/>
      <text:p text:style-name="P6"/>
      <text:p text:style-name="P6"/>
      <text:p text:style-name="P6"/>
      <text:p text:style-name="P33">Testing Plan</text:p>
      <text:p text:style-name="P18"/>
      <text:p text:style-name="P6"/>
      <text:p text:style-name="P7">NanoRiego</text:p>
      <text:p text:style-name="P19"/>
      <text:h text:style-name="P3" text:outline-level="2">1. Introduction</text:h>
      <text:p text:style-name="P31">This Test Plan outlines the strategy, scope, resources, responsibilities, and schedule for the testing activities of the NanoRiego system. It is designed to ensure that the system meets the functional, performance, and reliability requirements as defined in the URS and SRS. The plan includes procedures for unit, integration, system, and user acceptance testing (UAT).</text:p>
      <text:p text:style-name="P32"/>
      <text:h text:style-name="P2" text:outline-level="2">2. Objectives</text:h>
      <text:list xml:id="list3381769035" text:style-name="L1">
        <text:list-item>
          <text:p text:style-name="P20">Validate the correct implementation of functional and non-functional requirements</text:p>
        </text:list-item>
        <text:list-item>
          <text:p text:style-name="P20">Ensure system reliability and robustness across its intended use cases</text:p>
        </text:list-item>
        <text:list-item>
          <text:p text:style-name="P20">Identify and resolve defects prior to deployment</text:p>
        </text:list-item>
        <text:list-item>
          <text:p text:style-name="P20">Confirm user satisfaction and usability through UAT</text:p>
          <text:p text:style-name="P20"/>
        </text:list-item>
      </text:list>
      <text:h text:style-name="P2" text:outline-level="2">3. Test Scope</text:h>
      <text:h text:style-name="P4" text:outline-level="3">In Scope:</text:h>
      <text:list xml:id="list3227133642" text:style-name="L2">
        <text:list-item>
          <text:p text:style-name="P21">Embedded firmware (NanoRiegoPIO)</text:p>
        </text:list-item>
        <text:list-item>
          <text:p text:style-name="P21">Bluetooth communication protocol (HC-05)</text:p>
        </text:list-item>
        <text:list-item>
          <text:p text:style-name="P21">Android app functionality and responsiveness</text:p>
        </text:list-item>
        <text:list-item>
          <text:p text:style-name="P21">Hardware control (relay actuation, RTC integration)</text:p>
        </text:list-item>
        <text:list-item>
          <text:p text:style-name="P21">EEPROM configuration persistence</text:p>
        </text:list-item>
      </text:list>
      <text:h text:style-name="P4" text:outline-level="3">Out of Scope:</text:h>
      <text:list xml:id="list3076185532" text:style-name="L3">
        <text:list-item>
          <text:p text:style-name="P22">Cloud-based or remote networking (not supported)</text:p>
        </text:list-item>
        <text:list-item>
          <text:p text:style-name="P22">Automated testing infrastructure (manual testing only)</text:p>
        </text:list-item>
      </text:list>
      <text:h text:style-name="P2" text:outline-level="2"><text:soft-page-break/>4. Test Levels</text:h>
      <text:h text:style-name="P4" text:outline-level="3">4.1 Unit Testing</text:h>
      <text:p text:style-name="Text_20_body"><text:span text:style-name="Strong_20_Emphasis"><text:span text:style-name="T1">Objective</text:span></text:span><text:span text:style-name="T1">: Validate individual code modules, functions, and logic blocks.</text:span></text:p>
      <text:list xml:id="list2874195330" text:style-name="L4">
        <text:list-item>
          <text:p text:style-name="P23">EEPROM read/write</text:p>
        </text:list-item>
        <text:list-item>
          <text:p text:style-name="P23">RTC synchronization</text:p>
        </text:list-item>
        <text:list-item>
          <text:p text:style-name="P23">Bluetooth command parser</text:p>
        </text:list-item>
      </text:list>
      <text:h text:style-name="P4" text:outline-level="3">4.2 Integration Testing</text:h>
      <text:p text:style-name="Text_20_body"><text:span text:style-name="Strong_20_Emphasis"><text:span text:style-name="T1">Objective</text:span></text:span><text:span text:style-name="T1">: Validate interactions between modules.</text:span></text:p>
      <text:list xml:id="list737566318" text:style-name="L5">
        <text:list-item>
          <text:p text:style-name="P16"><text:span text:style-name="T1">App </text:span><text:span text:style-name="T5">&lt;=&gt;</text:span><text:span text:style-name="T1"> Bluetooth </text:span><text:span text:style-name="T5">&lt;=&gt;</text:span><text:span text:style-name="T1"> Arduino</text:span></text:p>
        </text:list-item>
        <text:list-item>
          <text:p text:style-name="P24">RTC <text:span text:style-name="T3">&lt;=&gt;</text:span> Schedule logic <text:span text:style-name="T3">&lt;=&gt;</text:span> Relays</text:p>
        </text:list-item>
      </text:list>
      <text:h text:style-name="P4" text:outline-level="3">4.3 System Testing</text:h>
      <text:p text:style-name="Text_20_body"><text:span text:style-name="Strong_20_Emphasis"><text:span text:style-name="T1">Objective</text:span></text:span><text:span text:style-name="T1">: Verify the entire system meets the SRS.</text:span></text:p>
      <text:list xml:id="list357019224" text:style-name="L6">
        <text:list-item>
          <text:p text:style-name="P25">Full end-to-end irrigation cycle</text:p>
        </text:list-item>
        <text:list-item>
          <text:p text:style-name="P25">Real-time control and monitoring</text:p>
        </text:list-item>
        <text:list-item>
          <text:p text:style-name="P25">Loss of power and recovery behavior</text:p>
        </text:list-item>
      </text:list>
      <text:h text:style-name="P4" text:outline-level="3">4.4 User Acceptance Testing (UAT)</text:h>
      <text:p text:style-name="Text_20_body"><text:span text:style-name="Strong_20_Emphasis"><text:span text:style-name="T1">Objective</text:span></text:span><text:span text:style-name="T1">: Confirm that the system fulfills user needs and is intuitive.</text:span></text:p>
      <text:list xml:id="list2188944139" text:style-name="L7">
        <text:list-item>
          <text:p text:style-name="P26">Usability of Android app</text:p>
        </text:list-item>
        <text:list-item>
          <text:p text:style-name="P26">Responsiveness and feedback indicators</text:p>
        </text:list-item>
        <text:list-item>
          <text:p text:style-name="P26">Real-world simulation with water valves and pump</text:p>
        </text:list-item>
      </text:list>
      <text:h text:style-name="P2" text:outline-level="2">5. Test Deliverables</text:h>
      <text:list xml:id="list4142649363" text:style-name="L8">
        <text:list-item>
          <text:p text:style-name="P27">Test Cases and Protocols (per test level)</text:p>
        </text:list-item>
        <text:list-item>
          <text:p text:style-name="P27">Test Execution Reports</text:p>
        </text:list-item>
        <text:list-item>
          <text:p text:style-name="P27">Bug and Issue Logs</text:p>
        </text:list-item>
        <text:list-item>
          <text:p text:style-name="P27"><text:soft-page-break/>Final Validation Summary</text:p>
        </text:list-item>
        <text:list-item>
          <text:p text:style-name="P27">Requirements Traceability Matrix (optional)</text:p>
        </text:list-item>
      </text:list>
      <text:h text:style-name="P2" text:outline-level="2">6. Roles and Responsibilities</text:h>
      <table:table table:name="Table1" table:style-name="Table1">
        <table:table-column table:style-name="Table1.A"/>
        <table:table-column table:style-name="Table1.B"/>
        <table:table-header-rows>
          <table:table-row table:style-name="TableLine94622919234048">
            <table:table-cell table:style-name="Table1.A1" office:value-type="string">
              <text:p text:style-name="P15">Role</text:p>
            </table:table-cell>
            <table:table-cell table:style-name="Table1.A1" office:value-type="string">
              <text:p text:style-name="P15">Responsibility</text:p>
            </table:table-cell>
          </table:table-row>
        </table:table-header-rows>
        <table:table-row table:style-name="TableLine94622822442944">
          <table:table-cell table:style-name="Table1.A1" office:value-type="string">
            <text:p text:style-name="P14">Developer</text:p>
          </table:table-cell>
          <table:table-cell table:style-name="Table1.A1" office:value-type="string">
            <text:p text:style-name="P14">Conduct unit and integration testing</text:p>
          </table:table-cell>
        </table:table-row>
        <table:table-row table:style-name="TableLine94622898511328">
          <table:table-cell table:style-name="Table1.A1" office:value-type="string">
            <text:p text:style-name="P14">Test Engineer</text:p>
          </table:table-cell>
          <table:table-cell table:style-name="Table1.A1" office:value-type="string">
            <text:p text:style-name="P14">Prepare test cases and execute system tests</text:p>
          </table:table-cell>
        </table:table-row>
        <table:table-row table:style-name="TableLine94622881178944">
          <table:table-cell table:style-name="Table1.A1" office:value-type="string">
            <text:p text:style-name="P14">Project Owner</text:p>
          </table:table-cell>
          <table:table-cell table:style-name="Table1.A1" office:value-type="string">
            <text:p text:style-name="P14">Conduct and approve UAT</text:p>
          </table:table-cell>
        </table:table-row>
        <table:table-row table:style-name="TableLine94622825193216">
          <table:table-cell table:style-name="Table1.A1" office:value-type="string">
            <text:p text:style-name="P14">Document Lead</text:p>
          </table:table-cell>
          <table:table-cell table:style-name="Table1.A1" office:value-type="string">
            <text:p text:style-name="P14">Maintain test documentation</text:p>
          </table:table-cell>
        </table:table-row>
      </table:table>
      <text:h text:style-name="P2" text:outline-level="2">7. Entry and Exit Criteria</text:h>
      <text:h text:style-name="P4" text:outline-level="3">Entry Criteria:</text:h>
      <text:list xml:id="list576462861" text:style-name="L9">
        <text:list-item>
          <text:p text:style-name="P28">Code and hardware are stable and feature-complete</text:p>
        </text:list-item>
        <text:list-item>
          <text:p text:style-name="P28">All dependencies and tools are in place</text:p>
        </text:list-item>
      </text:list>
      <text:h text:style-name="P4" text:outline-level="3">Exit Criteria:</text:h>
      <text:list xml:id="list2541913993" text:style-name="L10">
        <text:list-item>
          <text:p text:style-name="P29">All high-severity bugs resolved</text:p>
        </text:list-item>
        <text:list-item>
          <text:p text:style-name="P29">100% of planned test cases executed</text:p>
        </text:list-item>
        <text:list-item>
          <text:p text:style-name="P29">UAT approved by stakeholder</text:p>
        </text:list-item>
      </text:list>
      <text:h text:style-name="P2" text:outline-level="2">8. Tools and Environment</text:h>
      <text:list xml:id="list2496804755" text:style-name="L11">
        <text:list-item>
          <text:p text:style-name="P30">Arduino IDE for firmware testing</text:p>
        </text:list-item>
        <text:list-item>
          <text:p text:style-name="P30">Android Studio for mobile app testing</text:p>
        </text:list-item>
        <text:list-item>
          <text:p text:style-name="P30">Multimeter for hardware validation</text:p>
        </text:list-item>
        <text:list-item>
          <text:p text:style-name="P30">Manual inspection and logs for UAT</text:p>
        </text:list-item>
      </text:list>
      <text:h text:style-name="P2" text:outline-level="2">9. Schedule (Tentative)</text:h>
      <table:table table:name="Table2" table:style-name="Table2">
        <table:table-column table:style-name="Table2.A"/>
        <table:table-column table:style-name="Table2.B"/>
        <table:table-header-rows>
          <table:table-row table:style-name="TableLine94622898695776">
            <table:table-cell table:style-name="Table2.A1" office:value-type="string">
              <text:p text:style-name="P15">Phase</text:p>
            </table:table-cell>
            <table:table-cell table:style-name="Table2.A1" office:value-type="string">
              <text:p text:style-name="P15">Timeline</text:p>
            </table:table-cell>
          </table:table-row>
        </table:table-header-rows>
        <table:table-row table:style-name="TableLine94622896100944">
          <table:table-cell table:style-name="Table2.A1" office:value-type="string">
            <text:p text:style-name="P14">Unit Testing</text:p>
          </table:table-cell>
          <table:table-cell table:style-name="Table2.A1" office:value-type="string">
            <text:p text:style-name="P14">April 10–11</text:p>
          </table:table-cell>
        </table:table-row>
        <table:table-row table:style-name="TableLine94622923581648">
          <table:table-cell table:style-name="Table2.A1" office:value-type="string">
            <text:p text:style-name="P14">Integration Testing</text:p>
          </table:table-cell>
          <table:table-cell table:style-name="Table2.A1" office:value-type="string">
            <text:p text:style-name="P14">April 12</text:p>
          </table:table-cell>
        </table:table-row>
        <text:soft-page-break/>
        <table:table-row table:style-name="TableLine94622899337680">
          <table:table-cell table:style-name="Table2.A1" office:value-type="string">
            <text:p text:style-name="P14">System Testing</text:p>
          </table:table-cell>
          <table:table-cell table:style-name="Table2.A1" office:value-type="string">
            <text:p text:style-name="P14">April 13–14</text:p>
          </table:table-cell>
        </table:table-row>
        <table:table-row table:style-name="TableLine94622896185696">
          <table:table-cell table:style-name="Table2.A1" office:value-type="string">
            <text:p text:style-name="P14">User Acceptance Testing</text:p>
          </table:table-cell>
          <table:table-cell table:style-name="Table2.A1" office:value-type="string">
            <text:p text:style-name="P14">April 15</text:p>
          </table:table-cell>
        </table:table-row>
      </table:table>
      <text:h text:style-name="P2" text:outline-level="2">10. Risks and Mitigation</text:h>
      <table:table table:name="Table3" table:style-name="Table3">
        <table:table-column table:style-name="Table3.A"/>
        <table:table-column table:style-name="Table3.B"/>
        <table:table-header-rows>
          <table:table-row table:style-name="TableLine94622881916736">
            <table:table-cell table:style-name="Table3.A1" office:value-type="string">
              <text:p text:style-name="P15">Risk</text:p>
            </table:table-cell>
            <table:table-cell table:style-name="Table3.A1" office:value-type="string">
              <text:p text:style-name="P15">Mitigation Strategy</text:p>
            </table:table-cell>
          </table:table-row>
        </table:table-header-rows>
        <table:table-row table:style-name="TableLine94622895060704">
          <table:table-cell table:style-name="Table3.A1" office:value-type="string">
            <text:p text:style-name="P14">Bluetooth instability</text:p>
          </table:table-cell>
          <table:table-cell table:style-name="Table3.A1" office:value-type="string">
            <text:p text:style-name="P14">Reset module, re-pair, improve retries</text:p>
          </table:table-cell>
        </table:table-row>
        <table:table-row table:style-name="TableLine94622895049440">
          <table:table-cell table:style-name="Table3.A1" office:value-type="string">
            <text:p text:style-name="P14">Power supply inconsistencies</text:p>
          </table:table-cell>
          <table:table-cell table:style-name="Table3.A1" office:value-type="string">
            <text:p text:style-name="P14">Add surge protection and ensure voltage match</text:p>
          </table:table-cell>
        </table:table-row>
        <table:table-row table:style-name="TableLine94622902022384">
          <table:table-cell table:style-name="Table3.A1" office:value-type="string">
            <text:p text:style-name="P14">EEPROM memory wear</text:p>
          </table:table-cell>
          <table:table-cell table:style-name="Table3.A1" office:value-type="string">
            <text:p text:style-name="P14">Limit unnecessary write operations</text:p>
          </table:table-cell>
        </table:table-row>
        <table:table-row table:style-name="TableLine94622896903216">
          <table:table-cell table:style-name="Table3.A1" office:value-type="string">
            <text:p text:style-name="P14">RTC battery failure</text:p>
          </table:table-cell>
          <table:table-cell table:style-name="Table3.A1" office:value-type="string">
            <text:p text:style-name="P14">Check voltage before deployment</text:p>
          </table:table-cell>
        </table:table-row>
      </table:table>
      <text:p text:style-name="Text_20_body"><text:span text:style-name="Emphasis"><text:span text:style-name="T1"/></text:span></text:p>
      <text:p text:style-name="Text_20_body"><text:span text:style-name="Emphasis"><text:span text:style-name="T1"/></text:span></text:p>
      <text:p text:style-name="Text_20_body"><text:span text:style-name="Emphasis"><text:span text:style-name="T1">This document will be updated as necessary based on changes to design, testing results, or stakeholder feedback.</text:span></text:span></text:p>
      <text:p text:style-name="P1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Arial" svg:font-family="Arial" style:font-family-generic="roman" style:font-pitch="variable"/>
    <style:font-face style:name="Arial Black" svg:font-family="'Arial Blac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itle_20_Cover" style:display-name="Title Cover" style:family="paragraph" style:parent-style-name="Standard" style:next-style-name="Standard" style:default-outline-level="">
      <style:paragraph-properties fo:margin-top="0.423cm" fo:margin-bottom="0.882cm" loext:contextual-spacing="false" fo:line-height="1.129cm" fo:keep-together="always" fo:padding-left="0cm" fo:padding-right="0cm" fo:padding-top="1.094cm" fo:padding-bottom="0cm" fo:border-left="none" fo:border-right="none" fo:border-top="6.01pt solid #000000" fo:border-bottom="none" fo:keep-with-next="always">
        <style:tab-stops>
          <style:tab-stop style:position="0cm"/>
        </style:tab-stops>
      </style:paragraph-properties>
      <style:text-properties style:font-name="Arial Black" fo:font-family="'Arial Black'" style:font-family-generic="roman" style:font-pitch="variable" fo:font-size="32pt" fo:letter-spacing="-0.085cm" fo:font-weight="bold" style:letter-kerning="true" style:font-size-asian="32pt" style:font-weight-asian="bold"/>
    </style:style>
    <style:style style:name="Subtitle_20_Cover" style:display-name="Subtitle Cover" style:family="paragraph" style:parent-style-name="Title_20_Cover" style:next-style-name="Text_20_body" style:default-outline-level="">
      <style:paragraph-properties fo:margin-left="1.473cm" fo:margin-right="1.473cm" fo:margin-top="0cm" fo:margin-bottom="0cm" loext:contextual-spacing="false" style:line-height-at-least="0.847cm" fo:text-indent="0cm" style:auto-text-indent="false" fo:padding-left="0cm" fo:padding-right="0cm" fo:padding-top="0.847cm" fo:padding-bottom="0cm" fo:border-left="none" fo:border-right="none" fo:border-top="0.74pt solid #000000" fo:border-bottom="none">
        <style:tab-stops/>
      </style:paragraph-properties>
      <style:text-properties style:font-name="Arial" fo:font-family="Arial" style:font-family-generic="roman" style:font-pitch="variable" fo:font-size="24pt" fo:letter-spacing="-0.053cm" fo:font-weight="normal" style:font-size-asian="24pt" style:font-weight-asian="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ES">
      <number:number number:min-integer-digits="1"/>
    </number:number-style>
    <number:text-style style:name="N10100" number:language="es" number:country="ES">
      <number:text-content/>
    </number:text-style>
    <number:currency-style style:name="N104P0" style:volatile="true">
      <number:number number:decimal-places="2" loext:min-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4P0"/>
    </number:currency-style>
    <number:currency-style style:name="N10104P0" style:volatile="true" number:language="es" number:country="ES">
      <number:number number:decimal-places="2" loext:min-decimal-places="2" number:min-integer-digits="1" number:grouping="true"/>
      <number:text> </number:text>
      <number:currency-symbol number:language="es" number:country="ES">€</number:currency-symbol>
    </number:currency-style>
    <number:currency-style style:name="N10104" number:language="es" number:country="ES">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104P0"/>
    </number:currency-style>
    <style:style style:name="Academic.1" style:family="table-cell" style:data-style-name="N10100">
      <style:table-cell-properties fo:border-top="0.74pt solid #000000" fo:border-bottom="0.74pt solid #000000" fo:padding="0cm" fo:padding-left="0cm" fo:padding-right="0cm" fo:padding-top="0cm" fo:padding-bottom="0cm"/>
    </style:style>
    <style:style style:name="Academic.2" style:family="table-cell" style:data-style-name="N10000">
      <style:table-cell-properties fo:border-bottom="0.74pt solid #000000" fo:padding="0cm" fo:padding-left="0cm" fo:padding-right="0cm" fo:padding-top="0cm" fo:padding-bottom="0cm"/>
    </style:style>
    <style:style style:name="Academic.3" style:family="table-cell" style:data-style-name="N10100">
      <style:table-cell-properties fo:padding="0cm" fo:padding-left="0cm" fo:padding-right="0cm" fo:padding-top="0cm" fo:padding-bottom="0cm"/>
    </style:style>
    <style:style style:name="Academic.4" style:family="table-cell" style:data-style-name="N10000">
      <style:table-cell-properties fo:padding="0cm" fo:padding-left="0cm" fo:padding-right="0cm" fo:padding-top="0cm" fo:padding-bottom="0cm"/>
    </style:style>
    <style:style style:name="Academic.5" style:family="table-cell" style:data-style-name="N10000">
      <style:table-cell-properties fo:padding="0cm" fo:padding-left="0cm" fo:padding-right="0cm" fo:padding-top="0cm" fo:padding-bottom="0cm"/>
    </style:style>
    <style:style style:name="Academic.6" style:family="table-cell" style:data-style-name="N10100">
      <style:table-cell-properties fo:padding="0cm" fo:padding-left="0cm" fo:padding-right="0cm" fo:padding-top="0cm" fo:padding-bottom="0cm"/>
    </style:style>
    <style:style style:name="Academic.7" style:family="table-cell" style:data-style-name="N10000">
      <style:table-cell-properties fo:padding="0cm" fo:padding-left="0cm" fo:padding-right="0cm" fo:padding-top="0cm" fo:padding-bottom="0cm"/>
    </style:style>
    <style:style style:name="Academic.8" style:family="table-cell" style:data-style-name="N10000">
      <style:table-cell-properties fo:padding="0cm" fo:padding-left="0cm" fo:padding-right="0cm" fo:padding-top="0cm" fo:padding-bottom="0cm"/>
    </style:style>
    <style:style style:name="Academic.9" style:family="table-cell" style:data-style-name="N10000">
      <style:table-cell-properties fo:padding="0cm" fo:padding-left="0cm" fo:padding-right="0cm" fo:padding-top="0cm" fo:padding-bottom="0cm"/>
    </style:style>
    <style:style style:name="Academic.10" style:family="table-cell" style:data-style-name="N10000">
      <style:table-cell-properties fo:padding="0cm" fo:padding-left="0cm" fo:padding-right="0cm" fo:padding-top="0cm" fo:padding-bottom="0cm"/>
    </style:style>
    <style:style style:name="Academic.11" style:family="table-cell" style:data-style-name="N10100">
      <style:table-cell-properties fo:border-top="0.74pt solid #000000" fo:border-bottom="0.74pt solid #000000" fo:padding="0cm" fo:padding-left="0cm" fo:padding-right="0cm" fo:padding-top="0cm" fo:padding-bottom="0cm"/>
    </style:style>
    <style:style style:name="Academic.12" style:family="table-cell" style:data-style-name="N10100">
      <style:table-cell-properties fo:border-top="0.74pt solid #000000" fo:border-bottom="0.74pt solid #000000" fo:padding="0cm" fo:padding-left="0cm" fo:padding-right="0cm" fo:padding-top="0cm" fo:padding-bottom="0cm"/>
    </style:style>
    <style:style style:name="Academic.13" style:family="table-cell" style:data-style-name="N10100">
      <style:table-cell-properties fo:border-bottom="0.74pt solid #000000" fo:padding="0cm" fo:padding-left="0cm" fo:padding-right="0cm" fo:padding-top="0cm" fo:padding-bottom="0cm"/>
    </style:style>
    <style:style style:name="Academic.14" style:family="table-cell" style:data-style-name="N10000">
      <style:table-cell-properties fo:border-bottom="0.74pt solid #000000" fo:padding="0cm" fo:padding-left="0cm" fo:padding-right="0cm" fo:padding-top="0cm" fo:padding-bottom="0cm"/>
    </style:style>
    <style:style style:name="Academic.15" style:family="table-cell" style:data-style-name="N10100">
      <style:table-cell-properties fo:border-top="0.74pt solid #000000" fo:border-bottom="0.74pt solid #000000" fo:padding="0cm" fo:padding-left="0cm" fo:padding-right="0cm" fo:padding-top="0cm" fo:padding-bottom="0cm"/>
    </style:style>
    <style:style style:name="Academic.16" style:family="table-cell" style:data-style-name="N1000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style style:name="headerTable" style:family="table">
      <style:table-properties style:width="16.905cm" fo:margin-left="0cm" table:align="left"/>
    </style:style>
    <style:style style:name="headerTable.A" style:family="table-column">
      <style:table-column-properties style:column-width="4.011cm"/>
    </style:style>
    <style:style style:name="headerTable.B" style:family="table-column">
      <style:table-column-properties style:column-width="8.996cm"/>
    </style:style>
    <style:style style:name="headerTable.C" style:family="table-column">
      <style:table-column-properties style:column-width="3.898cm"/>
    </style:style>
    <style:style style:name="headerTable.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headerTable.C1" style:family="table-cell">
      <style:table-cell-properties fo:background-color="transparent" fo:padding="0.097cm" fo:border="0.5pt solid #000000" style:writing-mode="page">
        <style:background-image/>
      </style:table-cell-properties>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MP1" style:family="paragraph" style:parent-style-name="Standard">
      <style:text-properties officeooo:paragraph-rsid="002357ca"/>
    </style:style>
    <style:style style:name="MP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250a8" officeooo:paragraph-rsid="002357ca" style:font-size-asian="12pt" style:font-style-asian="normal" style:font-weight-asian="normal" style:font-size-complex="12pt" style:font-style-complex="normal" style:font-weight-complex="normal" style:text-overline-style="none" style:text-overline-color="font-color"/>
    </style:style>
    <style:style style:name="MP3"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normal" officeooo:rsid="002357ca" officeooo:paragraph-rsid="002357ca" style:font-size-asian="12pt" style:font-style-asian="normal" style:font-weight-asian="normal" style:font-size-complex="12pt" style:font-style-complex="normal" style:font-weight-complex="normal" style:text-overline-style="none" style:text-overline-color="font-color"/>
    </style:style>
    <style:style style:name="MP4"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bold" officeooo:rsid="00126b70" officeooo:paragraph-rsid="002357ca" style:font-size-asian="12pt" style:font-style-asian="normal" style:font-weight-asian="bold" style:font-size-complex="12pt" style:font-style-complex="normal" style:font-weight-complex="bold" style:text-overline-style="none" style:text-overline-color="font-color"/>
    </style:style>
    <style:style style:name="MP5"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normal" officeooo:rsid="001250a8" officeooo:paragraph-rsid="002357ca" style:font-size-asian="12pt" style:font-style-asian="normal" style:font-weight-asian="normal" style:font-size-complex="12pt" style:font-style-complex="normal" style:font-weight-complex="normal" style:text-overline-style="none" style:text-overline-color="font-color"/>
    </style:style>
    <style:style style:name="MP6"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2406f7" officeooo:paragraph-rsid="002406f7" style:font-size-asian="12pt" style:font-style-asian="normal" style:font-weight-asian="normal" style:font-size-complex="12pt" style:font-style-complex="normal" style:font-weight-complex="normal" style:text-overline-style="none" style:text-overline-color="font-color"/>
    </style:style>
    <style:style style:name="MP7"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normal" officeooo:rsid="002406f7" officeooo:paragraph-rsid="002406f7" style:font-size-asian="12pt" style:font-style-asian="normal" style:font-weight-asian="normal" style:font-size-complex="12pt" style:font-style-complex="normal" style:font-weight-complex="normal" style:text-overline-style="none" style:text-overline-color="font-color"/>
    </style:style>
    <style:style style:name="MT1" style:family="text">
      <style:text-properties style:font-name="Ubuntu"/>
    </style:style>
    <style:style style:name="MT2" style:family="text">
      <style:text-properties officeooo:rsid="0049a56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style:header-style>
      <style:footer-style>
        <style:header-footer-properties fo:min-height="0.998cm" fo:margin-left="0cm" fo:margin-right="0cm" fo:margin-top="0.499cm" fo:background-color="transparent" style:dynamic-spacing="false" draw:fill="none"/>
      </style:footer-style>
    </style:page-layout>
  </office:automatic-styles>
  <office:master-styles>
    <style:master-page style:name="Standard" style:page-layout-name="Mpm1">
      <style:header>
        <table:table table:name="headerTable" table:style-name="headerTable">
          <table:table-column table:style-name="headerTable.A"/>
          <table:table-column table:style-name="headerTable.B"/>
          <table:table-column table:style-name="headerTable.C"/>
          <table:table-row table:style-name="TableLine94622898334832">
            <table:table-cell table:style-name="headerTable.A1" office:value-type="string">
              <text:p text:style-name="MP2"><text:a xlink:type="simple" xlink:href="http://www.github.com/MikeMakes/nanoRiego" text:style-name="Internet_20_link" text:visited-style-name="Visited_20_Internet_20_Link"><text:span text:style-name="MT1">MikeMakes</text:span></text:a></text:p>
            </table:table-cell>
            <table:table-cell table:style-name="headerTable.A1" office:value-type="string">
              <text:p text:style-name="MP3">Testing Plan</text:p>
              <text:p text:style-name="MP4"><text:span text:style-name="MT2">N</text:span>anoRiego</text:p>
            </table:table-cell>
            <table:table-cell table:style-name="headerTable.C1" office:value-type="string">
              <text:p text:style-name="MP5">Rev 0.1</text:p>
            </table:table-cell>
          </table:table-row>
        </table:table>
        <text:p text:style-name="MP1"/>
      </style:header>
      <style:footer>
        <table:table table:name="Table4" table:style-name="Table4" table:template-name="Academic">
          <table:table-column table:style-name="Table4.A"/>
          <table:table-row table:style-name="TableLine94622885055360">
            <table:table-cell table:style-name="Table4.A1" office:value-type="string">
              <text:p text:style-name="MP6">TestingPlan.pdf</text:p>
              <text:p text:style-name="MP7"><text:page-number text:select-page="current">5</text:page-number></text:p>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4-10T21:31:59.601899298</meta:creation-date>
    <dc:date>2025-06-20T00:22:48.638560648</dc:date>
    <meta:editing-duration>PT17M57S</meta:editing-duration>
    <meta:editing-cycles>9</meta:editing-cycles>
    <meta:generator>LibreOffice/6.4.7.2$Linux_X86_64 LibreOffice_project/40$Build-2</meta:generator>
    <meta:document-statistic meta:table-count="5" meta:image-count="0" meta:object-count="0" meta:page-count="5" meta:paragraph-count="99" meta:word-count="474" meta:character-count="3097" meta:non-whitespace-character-count="2760"/>
  </office:meta>
</office:document-meta>
</file>